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63389" officeooo:paragraph-rsid="00163389" style:font-size-asian="14pt" style:font-size-complex="16pt"/>
    </style:style>
    <style:style style:name="P2" style:family="paragraph" style:parent-style-name="Standard">
      <style:paragraph-properties fo:text-align="start" style:justify-single-word="false"/>
      <style:text-properties fo:font-size="16pt" officeooo:rsid="00163389" officeooo:paragraph-rsid="00163389" style:font-size-asian="14pt" style:font-size-complex="16pt"/>
    </style:style>
    <style:style style:name="P3" style:family="paragraph" style:parent-style-name="Standard">
      <style:paragraph-properties fo:text-align="start" style:justify-single-word="false"/>
      <style:text-properties fo:font-size="12pt" officeooo:rsid="00163389" officeooo:paragraph-rsid="00163389" style:font-size-asian="12pt" style:font-size-complex="12pt"/>
    </style:style>
    <style:style style:name="P4" style:family="paragraph" style:parent-style-name="Standard">
      <style:paragraph-properties fo:text-align="start" style:justify-single-word="false"/>
      <style:text-properties fo:color="#666666" loext:opacity="100%" fo:font-size="12pt" officeooo:rsid="00163389" officeooo:paragraph-rsid="00163389" style:font-size-asian="12pt" style:font-size-complex="12pt"/>
    </style:style>
    <style:style style:name="P5" style:family="paragraph" style:parent-style-name="Standard">
      <style:paragraph-properties fo:text-align="start" style:justify-single-word="false"/>
      <style:text-properties fo:color="#666666" loext:opacity="100%" fo:font-size="12pt" officeooo:rsid="00201247" officeooo:paragraph-rsid="00201247" style:font-size-asian="12pt" style:font-size-complex="12pt"/>
    </style:style>
    <style:style style:name="P6" style:family="paragraph" style:parent-style-name="Standard">
      <style:paragraph-properties fo:text-align="start" style:justify-single-word="false"/>
      <style:text-properties fo:color="#666666" loext:opacity="100%" fo:font-size="12pt" officeooo:rsid="0019d4e0" officeooo:paragraph-rsid="0019d4e0" style:font-size-asian="10.5pt" style:font-size-complex="12pt"/>
    </style:style>
    <style:style style:name="P7" style:family="paragraph" style:parent-style-name="Standard">
      <style:paragraph-properties fo:text-align="start" style:justify-single-word="false"/>
      <style:text-properties fo:color="#000000" loext:opacity="100%" fo:font-size="12pt" officeooo:rsid="00163389" officeooo:paragraph-rsid="00163389" style:font-size-asian="12pt" style:font-size-complex="12pt"/>
    </style:style>
    <style:style style:name="P8" style:family="paragraph" style:parent-style-name="Standard">
      <style:paragraph-properties fo:text-align="start" style:justify-single-word="false"/>
      <style:text-properties fo:color="#000000" loext:opacity="100%" fo:font-size="12pt" officeooo:rsid="0016b65a" officeooo:paragraph-rsid="0016b65a" style:font-size-asian="12pt" style:font-size-complex="12pt"/>
    </style:style>
    <style:style style:name="P9" style:family="paragraph" style:parent-style-name="Standard">
      <style:paragraph-properties fo:text-align="start" style:justify-single-word="false"/>
      <style:text-properties fo:color="#000000" loext:opacity="100%" fo:font-size="12pt" officeooo:rsid="0019002d" officeooo:paragraph-rsid="0019002d" style:font-size-asian="12pt" style:font-size-complex="12pt"/>
    </style:style>
    <style:style style:name="P10" style:family="paragraph" style:parent-style-name="Standard">
      <style:paragraph-properties fo:text-align="start" style:justify-single-word="false"/>
      <style:text-properties fo:color="#000000" loext:opacity="100%" fo:font-size="12pt" officeooo:rsid="0019002d" officeooo:paragraph-rsid="001bbca2" style:font-size-asian="12pt" style:font-size-complex="12pt"/>
    </style:style>
    <style:style style:name="P11" style:family="paragraph" style:parent-style-name="Standard">
      <style:paragraph-properties fo:text-align="start" style:justify-single-word="false"/>
      <style:text-properties fo:color="#000000" loext:opacity="100%" fo:font-size="12pt" officeooo:rsid="001feb4d" officeooo:paragraph-rsid="001feb4d" style:font-size-asian="12pt" style:font-size-complex="12pt"/>
    </style:style>
    <style:style style:name="P12" style:family="paragraph" style:parent-style-name="Standard">
      <style:paragraph-properties fo:text-align="start" style:justify-single-word="false"/>
      <style:text-properties fo:color="#000000" loext:opacity="100%" fo:font-size="12pt" officeooo:rsid="00201247" officeooo:paragraph-rsid="00201247" style:font-size-asian="12pt" style:font-size-complex="12pt"/>
    </style:style>
    <style:style style:name="P13" style:family="paragraph" style:parent-style-name="Standard">
      <style:paragraph-properties fo:text-align="start" style:justify-single-word="false"/>
      <style:text-properties fo:color="#000000" loext:opacity="100%" fo:font-size="12pt" officeooo:rsid="0021c39b" officeooo:paragraph-rsid="0021c39b" style:font-size-asian="12pt" style:font-size-complex="12pt"/>
    </style:style>
    <style:style style:name="P14" style:family="paragraph" style:parent-style-name="Standard">
      <style:paragraph-properties fo:text-align="start" style:justify-single-word="false"/>
      <style:text-properties fo:color="#000000" loext:opacity="100%" fo:font-size="12pt" officeooo:rsid="00226ba4" officeooo:paragraph-rsid="00226ba4" style:font-size-asian="10.5pt" style:font-size-complex="12pt"/>
    </style:style>
    <style:style style:name="P15" style:family="paragraph" style:parent-style-name="Standard">
      <style:paragraph-properties fo:text-align="start" style:justify-single-word="false"/>
      <style:text-properties fo:color="#000000" loext:opacity="100%" fo:font-size="12pt" officeooo:rsid="00233a2c" officeooo:paragraph-rsid="00233a2c" style:font-size-asian="10.5pt" style:font-size-complex="12pt"/>
    </style:style>
    <style:style style:name="P16" style:family="paragraph" style:parent-style-name="Standard">
      <style:paragraph-properties fo:text-align="start" style:justify-single-word="false"/>
      <style:text-properties fo:color="#000000" loext:opacity="100%" fo:font-size="12pt" officeooo:rsid="0024a7fc" officeooo:paragraph-rsid="0024a7fc" style:font-size-asian="10.5pt" style:font-size-complex="12pt"/>
    </style:style>
    <style:style style:name="P17" style:family="paragraph" style:parent-style-name="Standard">
      <style:paragraph-properties fo:text-align="start" style:justify-single-word="false"/>
      <style:text-properties fo:color="#000000" loext:opacity="100%" fo:font-size="16pt" officeooo:rsid="00163389" officeooo:paragraph-rsid="00163389" style:font-size-asian="14pt" style:font-size-complex="16pt"/>
    </style:style>
    <style:style style:name="P18" style:family="paragraph" style:parent-style-name="Standard">
      <style:paragraph-properties fo:text-align="start" style:justify-single-word="false"/>
      <style:text-properties fo:color="#000000" loext:opacity="100%" fo:font-size="16pt" officeooo:rsid="0019d4e0" officeooo:paragraph-rsid="0019d4e0" style:font-size-asian="14pt" style:font-size-complex="16pt"/>
    </style:style>
    <style:style style:name="P19" style:family="paragraph" style:parent-style-name="Standard">
      <style:paragraph-properties fo:text-align="start" style:justify-single-word="false"/>
      <style:text-properties fo:color="#000000" loext:opacity="100%" style:font-name="Linux Libertine Display G" fo:font-size="12pt" fo:font-style="italic" officeooo:rsid="0024c7ab" officeooo:paragraph-rsid="0024c7ab" style:font-size-asian="10.5pt" style:font-style-asian="italic" style:font-size-complex="12pt" style:font-style-complex="italic"/>
    </style:style>
    <style:style style:name="P20" style:family="paragraph" style:parent-style-name="Standard">
      <style:paragraph-properties fo:text-align="start" style:justify-single-word="false"/>
      <style:text-properties fo:color="#000000" loext:opacity="100%" fo:font-size="12pt" officeooo:rsid="00201247" officeooo:paragraph-rsid="00201247" style:font-size-asian="12pt" style:font-size-complex="12pt"/>
    </style:style>
    <style:style style:name="P21" style:family="paragraph" style:parent-style-name="Standard">
      <style:paragraph-properties fo:text-align="start" style:justify-single-word="false"/>
      <style:text-properties fo:color="#000000" loext:opacity="100%" fo:font-size="12pt" officeooo:rsid="002e6cb8" officeooo:paragraph-rsid="002e6cb8" style:font-size-asian="12pt" style:font-size-complex="12pt"/>
    </style:style>
    <style:style style:name="P22" style:family="paragraph" style:parent-style-name="Standard">
      <style:paragraph-properties fo:text-align="start" style:justify-single-word="false"/>
      <style:text-properties fo:color="#000000" loext:opacity="100%" fo:font-size="12pt" officeooo:rsid="00226ba4" officeooo:paragraph-rsid="002b7805" style:font-size-asian="10.5pt" style:font-size-complex="12pt"/>
    </style:style>
    <style:style style:name="T1" style:family="text">
      <style:text-properties officeooo:rsid="0017082e"/>
    </style:style>
    <style:style style:name="T2" style:family="text">
      <style:text-properties officeooo:rsid="0019002d"/>
    </style:style>
    <style:style style:name="T3" style:family="text">
      <style:text-properties fo:color="#000000" loext:opacity="100%"/>
    </style:style>
    <style:style style:name="T4" style:family="text">
      <style:text-properties officeooo:rsid="0016b65a"/>
    </style:style>
    <style:style style:name="T5" style:family="text">
      <style:text-properties officeooo:rsid="001bbca2"/>
    </style:style>
    <style:style style:name="T6" style:family="text">
      <style:text-properties officeooo:rsid="001d2cc0"/>
    </style:style>
    <style:style style:name="T7" style:family="text">
      <style:text-properties officeooo:rsid="001dc3ef"/>
    </style:style>
    <style:style style:name="T8" style:family="text">
      <style:text-properties officeooo:rsid="001df276"/>
    </style:style>
    <style:style style:name="T9" style:family="text">
      <style:text-properties officeooo:rsid="001df339"/>
    </style:style>
    <style:style style:name="T10" style:family="text">
      <style:text-properties officeooo:rsid="001feb4d"/>
    </style:style>
    <style:style style:name="T11" style:family="text">
      <style:text-properties officeooo:rsid="00201247"/>
    </style:style>
    <style:style style:name="T12" style:family="text">
      <style:text-properties officeooo:rsid="0021c39b"/>
    </style:style>
    <style:style style:name="T13" style:family="text">
      <style:text-properties fo:font-size="10pt" style:font-size-asian="10pt" style:font-size-complex="10pt"/>
    </style:style>
    <style:style style:name="T14" style:family="text">
      <style:text-properties fo:font-size="10pt" officeooo:rsid="0024a7fc" style:font-size-asian="10pt" style:font-size-complex="10pt"/>
    </style:style>
    <style:style style:name="T15" style:family="text">
      <style:text-properties officeooo:rsid="00278f58"/>
    </style:style>
    <style:style style:name="T16" style:family="text">
      <style:text-properties officeooo:rsid="002920f6"/>
    </style:style>
    <style:style style:name="T17" style:family="text">
      <style:text-properties officeooo:rsid="002acbb1"/>
    </style:style>
    <style:style style:name="T18" style:family="text">
      <style:text-properties officeooo:rsid="002b7805"/>
    </style:style>
    <style:style style:name="T19" style:family="text">
      <style:text-properties officeooo:rsid="002ca8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yers of Fear</text:p>
      <text:p text:style-name="P1"/>
      <text:p text:style-name="P2">Analyse théorique : </text:p>
      <text:p text:style-name="P2"/>
      <text:p text:style-name="P4">1. De quel type de jeu s’agit-il ?</text:p>
      <text:p text:style-name="P4"/>
      <text:p text:style-name="P7">Layers of Fear est un jeu d’horreur qui ce repose énormément sur l’ambiance visuelle et l’auditive pressente dans les différents niveaux. En effet, bien il y ai quelques Jumpscares , le jeu e<text:span text:style-name="T2">s</text:span>t également effrayant grâce a l’histoire raconter <text:span text:style-name="T2">et au visuel très sanglant, distordu de certaines pièces de la maison. De plus, pour certains joueurs le mobilier et les jouets d’enfants participe au sentiments de malaise susciter par le jeu . </text:span><text:s text:c="2"/></text:p>
      <text:p text:style-name="P3"/>
      <text:p text:style-name="P4">2. Après une heure de jeu, nommez les différentes mécaniques de gameplay rencontrées.</text:p>
      <text:p text:style-name="P4"/>
      <text:p text:style-name="P8">Le jeu possède de nombreuses mécaniques qui participent a l’immersion du joueur tel<text:span text:style-name="T2">les</text:span> que : </text:p>
      <text:p text:style-name="P8"><text:tab/>Les portes <text:span text:style-name="T1">(non fermées a clé)</text:span>, tiroirs, placards,commodes, malles (etc…) doivent être ouverts part le joueur <text:span text:style-name="T5">grâce a la sourie</text:span><text:span text:style-name="T1">. <text:s/></text:span></text:p>
      <text:p text:style-name="P8"><text:tab/>Les lumières peuvent être allumer grâce aux interrupteurs ou tirettes et les bougeoirs peuvent être enflammer par le joueur. Cette interaction peut déclencher des événements dans le jeu.</text:p>
      <text:p text:style-name="P8"><text:tab/>Les Objets, lettres et photographie qui ont un lien directe avec l’histoire racontée peuvent être examiner, tourner a 360° et le joueur peut également zoomer dessus. </text:p>
      <text:p text:style-name="P8"><text:tab/><text:span text:style-name="T1">Une des mécaniques principale et que les pièces de la maison bouges, créant un labyrinthe </text:span><text:span text:style-name="T2">qui va donner l’impression que la maison joue avec le joueur. En effet lorsque certaines portes s’ouvrent ou ce ré ouvrent elles ne donne pas sur la pièce qui est sensé ce trouver a cette endroit ou téléporte le joueur dans des salles inconnues. </text:span></text:p>
      <text:p text:style-name="P8"><text:tab/><text:span text:style-name="T1">Certaines portes, une fois franchit peuvent ce refermer derrière le joueur. Elles ne peuvent être ré ouverte et indique qu’elles sont fermer a clé, poussant le joueur a continuer d’avancer. </text:span></text:p>
      <text:p text:style-name="P8"><text:tab/><text:span text:style-name="T1">Certains tableaux vont changer de formes, ce distordre, bouger pour effrayer le joueur ou laisser apparaître des codes ou messages.</text:span></text:p>
      <text:p text:style-name="P8"><text:tab/><text:span text:style-name="T1">Le joueur peut également interagir avec certains objets, cela peut déclencher de petites animations.</text:span></text:p>
      <text:p text:style-name="P3"/>
      <text:p text:style-name="P4">3. Ce jeu mise son attrait sur l'immersion du joueur. Expliquez en détail comment cela est mis en place (à l'aide de quelles mécaniques, feedbacks, ambiance,...).</text:p>
      <text:p text:style-name="P4"/>
      <text:p text:style-name="P9"><text:span text:style-name="T5">Premièrement, l</text:span>’immersion est favorisée par de<text:span text:style-name="T5">s</text:span> <text:span text:style-name="T5">mécaniques</text:span> telles que : </text:p>
      <text:p text:style-name="P10"><text:tab/><text:span text:style-name="T4">Les portes, tiroirs, malles (etc…) doivent être ouverts en maintenant la touche d’interaction et en bougeant la sourie. </text:span><text:span text:style-name="T1">Créant un sentiment d’angoisse, de crainte et d’immersion chez le joueur. <text:s/></text:span></text:p>
      <text:p text:style-name="P10"><text:tab/><text:span text:style-name="T5">Lorsque le joueur examine </text:span><text:span text:style-name="T6">certains</text:span><text:span text:style-name="T5"> objet</text:span><text:span text:style-name="T6">s</text:span><text:span text:style-name="T5"> </text:span><text:span text:style-name="T6">un bout de dialogue/ monologue ce lance. La voie du mari ou de la femme nous aide a nous plonger dans l’histoire. </text:span></text:p>
      <text:p text:style-name="P10"><text:tab/><text:span text:style-name="T6">Le joueur peut également lire des lettres adresser au </text:span><text:span text:style-name="T7">protagoniste. Elles nous permettent de comprendre ( en plus des dialogues audible) <text:s/>ce qui c’est passer dans la vie du couple. De plus, </text:span><text:span text:style-name="T8">le joueur comprend que le personnage qu’il incarne n’a plus toute sa tête, lorsque l’on lit un </text:span><text:span text:style-name="T9">document qui nous apporte de nouvelles connaissances sur le passer du couple on peut penser que le protagoniste le lit également car il ai torturer par son passer et n’arrive pas a tourner la page ou qu’il lit pour ne pas oublier et sombre plus dans la folie. </text:span></text:p>
      <text:p text:style-name="P10"><text:tab/><text:span text:style-name="T10">Le joueur peut également s’identifier au protagoniste car il ce retrouve perdu, effectivement les pièces de la maison ‘bougent’, le joueur peut rentre dans un lieu et s’il y re rentre le lieu aura complètement changer d’apparence, de superficie(etc…), comme si le protagoniste était perdu dans sa propre maison à cause de sa folie. </text:span></text:p>
      <text:p text:style-name="P10"/>
      <text:p text:style-name="P11"><text:soft-page-break/>Dans un second temps, l’immersion ce fait grâce au level design : </text:p>
      <text:p text:style-name="P11"><text:tab/>Le joueur peut comprendre rapidement que le couple et un couple d’artiste grâce au asset d’instrument ou de matériel de peinture placer de ça et là.</text:p>
      <text:p text:style-name="P11"><text:tab/>Le joueur est également plonger dans l’histoire grâce au petits mots échanger par le couple qui sont placer un peut partout. Le joueur comprends alors qu’il ni a plus de dialogue dans ce couple. Cela aide aussi le joueur a rassembler les morceaux de l’histoire. <text:s/></text:p>
      <text:p text:style-name="P11"><text:tab/>Le design de la maison participe a l’immersion, en effet une vielle maison et propice (dans l’imagination collective) a l’horreur et au phénomène paranormal. <text:span text:style-name="T11">Le joueur peut donc avoir peur a chaque tournant que quelque chose lui tombe dessus.</text:span></text:p>
      <text:p text:style-name="P11"/>
      <text:p text:style-name="P4">4. Le gamefeel du jeu passe par énormément de petits détails. Qu’est-ce que le gamefeel ? Donnez une liste des détails que vous avez perçus durant votre partie.</text:p>
      <text:p text:style-name="P4"/>
      <text:p text:style-name="P5"><text:span text:style-name="T3">Le Gamefeel peut s’apparenter a au sensations éprouver par le joueur lorsqu’il joue au jeu.</text:span> </text:p>
      <text:p text:style-name="P12">Durant ma partie j’ai pu relever les détails suivant : </text:p>
      <text:p text:style-name="P12"><text:tab/><text:span text:style-name="T15">Les bruitages présents tout a</text:span><text:span text:style-name="T16">u</text:span><text:span text:style-name="T15"> long du jeu tel que les bruits de verre casser qui tintent quand le protagoniste marque dessus ou bien la pluie qui tape contre les carreaux des vitres </text:span><text:span text:style-name="T16">apportes a l’ambiance qui entour le joueur. </text:span></text:p>
      <text:p text:style-name="P12"><text:tab/><text:span text:style-name="T16">Les assets jouent également un rôle important, par exemple, certains tableaux sont légèrement flou et donne l’impression que les portraits on plusieurs visages ou bien certains tableaux sont des œuvres connue ce qui donne un effet de ‘déjà vue’ au jeu. Cela peu favorisé le sentiment de malaise provoquer par le jeu. </text:span></text:p>
      <text:p text:style-name="P12"><text:tab/><text:span text:style-name="T16">La chambre de l’enfant ma particulièrement marquer, en effet, au début du jeu elle apparaît comme intacte. Les jouets et les meubles ne sembles pas avoir été enlever ou déplacer, cela donne l’impression que la pièce est encore occuper et renforce l’impression que le père est dans le déni du passer.</text:span></text:p>
      <text:p text:style-name="P12"/>
      <text:p text:style-name="P4">5. Expliquez comment est mis en place le game over dans ce jeu.</text:p>
      <text:p text:style-name="P4"/>
      <text:p text:style-name="P12">Il n’y a pas de Game Over a proprement parler, le jeu ne possède pas d’écran indiquant au joueur qu’il ai perdu. Néanmoins quand le joueur ce fait attraper par une entité ou tombe le jeu va faire un fondu au noir et simuler un malaise du protagoniste, le joueur va être téléporté dans la pièce suivante ou ant<text:span text:style-name="T12">é</text:span>rieur quand il s’agit d’énigme a élucider. </text:p>
      <text:p text:style-name="P4"/>
      <text:p text:style-name="P4">6. Layers of Fear essaye de faire perdre le joueur dans son labyrinthe dynamique. En effet, les salles "bougent" toutes seules. Expliquez en détail et en termes de programmation comment cela est mis en place.</text:p>
      <text:p text:style-name="P4"/>
      <text:p text:style-name="P21">Lorsque la capsule du character overlap avec un box de collision ( que ce soit celle d’une porte/ ou d’une antichambre) il est soit : téléporter dans une autre partie du level, soit : les boxs de collision load et déload certaines partie du level quand le joueur ne s’en rend pas compte. </text:p>
      <text:p text:style-name="P4"/>
      <text:p text:style-name="P4">7. Personnel : le jeu vous a-t-il plu / déplu ? Pourquoi ?</text:p>
      <text:p text:style-name="P4"/>
      <text:p text:style-name="P13">Le jeu ma plu, j’ai même finis par éprouver du méprit pour le personnage que j’ incarner. Cet odieux personnage qui a délaisser ça femme après qu’elle est été défigurer. Je trouver ça juste qu’il soit autant paranoïaque et tourmenter par son passer. De plus, j’ai éprouver de l’empathie pour cette femme qui (d’en l’esprit de son mari) ce venge et torture cette homme pour tout ce qu’il a fait de mal. </text:p>
      <text:p text:style-name="P17"/>
      <text:p text:style-name="P18">Pratique : </text:p>
      <text:p text:style-name="P18"><text:soft-page-break/></text:p>
      <text:p text:style-name="P6">1. Définissez, selon vous, une des mécanique de gameplay principale du jeu, et reproduisez là sous le moteur de jeu Unreal Engine 5.</text:p>
      <text:p text:style-name="P6"/>
      <text:p text:style-name="P14">J’ai choisis de reproduire la mécaniques des portes <text:span text:style-name="T17">qui ce claquent</text:span>. </text:p>
      <text:p text:style-name="P14"/>
      <text:p text:style-name="P6">2. Décrivez, étape par étape, comment vous avez mis en place cette mécanique.</text:p>
      <text:p text:style-name="P6"/>
      <text:p text:style-name="P22">Premièrement, <text:span text:style-name="T17">j’ai revue en détail la mécaniques de l’interaction avec les portes vue en cour, ainsi que celle des overlaps. J’ai crée un blueprint ( nommé BP_Door-Crying_Baby_2) dans lequel j’ai placer deux staticmesh de porte légerement entre ouverte. Ensuite, j’ai placer un audio et une box collision pour trigger </text:span><text:span text:style-name="T18">un </text:span><text:span text:style-name="T17">overlap </text:span><text:span text:style-name="T18">qui</text:span><text:span text:style-name="T17"> lance un bruit de pleur d’enfant atténuer. Pour le code j’ai crée un custom event ( nommé Close_Door_Event) que j’ai également référencer dans le programme de déplacement du joueur que l’on avait crée. Lorsque </text:span><text:span text:style-name="T18">le joueur tente d’interagir avec cette porte une timeline ce lance en plus d’un programme qui claque les portes </text:span><text:span text:style-name="T19">et joue un sont de porte qui claque</text:span><text:span text:style-name="T18">. Le joueur ne peut pas ré ouvrir les portes </text:span><text:span text:style-name="T19">par la suite. </text:span></text:p>
      <text:p text:style-name="P15"/>
      <text:p text:style-name="P15"/>
      <text:p text:style-name="P6">3. Expliquez en quoi cette mécanique est primordiale tout au long du jeu.</text:p>
      <text:p text:style-name="P6"/>
      <text:p text:style-name="P15">Cette mécaniques est présente tout au long du jeu. De plus, elle influence grandement l’immersion du joueur. En effet, ouvrir les porte en utilisant la sourie crée beaucoup plus de réalisme que lorsqu’une porte s’ouvre seul sans interactions de la part du joueur.<text:span text:style-name="T13"> ( </text:span><text:span text:style-name="T14">par ailleurs, </text:span><text:span text:style-name="T13">je trouve beaucoup de similitude avec les porte</text:span><text:span text:style-name="T14">s</text:span><text:span text:style-name="T13"> de residenc</text:span><text:span text:style-name="T14">t</text:span><text:span text:style-name="T13"> evil </text:span><text:span text:style-name="T14">biohazard qui sont également penser pour influencer sur le gamefeel) </text:span></text:p>
      <text:p text:style-name="P15"/>
      <text:p text:style-name="P6">4. Pourquoi cette mécanique vous a-t-elle plu ?</text:p>
      <text:p text:style-name="P6"/>
      <text:p text:style-name="P16">Avant de faire des recherches, c’était la première fois que je voyais cette mécanique aussi aboutit. En effet, j’ai apprécier craindre qu’une entité arrive alors que j’avais le dos tourné (si je n’arrivais pas a fermer une porte ou un placards correctement). </text:p>
      <text:p text:style-name="P16"/>
      <text:p text:style-name="P16"/>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2T16:10:59.636000000</meta:creation-date>
    <dc:date>2024-11-04T14:28:35.503000000</dc:date>
    <meta:editing-duration>PT5H38M46S</meta:editing-duration>
    <meta:editing-cycles>9</meta:editing-cycles>
    <meta:generator>LibreOffice/24.2.2.2$Windows_X86_64 LibreOffice_project/d56cc158d8a96260b836f100ef4b4ef25d6f1a01</meta:generator>
    <meta:document-statistic meta:table-count="0" meta:image-count="0" meta:object-count="0" meta:page-count="3" meta:paragraph-count="44" meta:word-count="1428" meta:character-count="8477" meta:non-whitespace-character-count="7044"/>
  </office:meta>
</office:document-meta>
</file>